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50000041483D6719EE3E419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737cm" draw:z-index="0"><draw:image xlink:href="Pictures/10000001000006750000041483D6719EE3E419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3:40:47.403420788</meta:creation-date>
    <dc:date>2023-11-03T23:41:13.867064371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